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52cm" table:align="left" style:writing-mode="lr-tb"/>
    </style:style>
    <style:style style:name="Table1.A" style:family="table-column">
      <style:table-column-properties style:column-width="5.713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5.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officeooo:rsid="001e0b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ЯВОЧНЫЙ ЛИСТ</text:p>
      <text:p text:style-name="P3"/>
      <text:p text:style-name="P3"/>
      <text:p text:style-name="P5">к протоколу № ____</text:p>
      <text:p text:style-name="P12">__________20__ г. <text:s/></text:p>
      <text:p text:style-name="P3"/>
      <text:p text:style-name="P2">На заседани<text:span text:style-name="T4">и</text:span> диссертационного совета ___ШИФР_СОВЕТА___ </text:p>
      <text:p text:style-name="Standard"><text:span text:style-name="T2">по принятию </text:span><text:span text:style-name="T3">к рассмотрению</text:span><text:span text:style-name="T2"> диссертации ___ФИО_в_родительном_падеже___</text:span><text:span text:style-name="T1"> </text:span><text:span text:style-name="T3">присутствовали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Фамилия И.О.</text:p>
          </table:table-cell>
          <table:table-cell table:style-name="Table1.A1" office:value-type="string">
            <text:p text:style-name="P7">Ученая степень,</text:p>
            <text:p text:style-name="P7">шифр специальности</text:p>
            <text:p text:style-name="P7"><text:s/>в совете </text:p>
          </table:table-cell>
          <table:table-cell table:style-name="Table1.C1" office:value-type="string">
            <text:p text:style-name="P6">Подпись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Ученый секретарь</text:p>
      <text:p text:style-name="Standard"><text:span text:style-name="T2">диссертационного совета ___ШИФР_СОВЕТА___ <text:s text:c="9"/>___Учсекретарь_И_О___ <text:s text:c="44"/></text:span></text:p>
      <text:p text:style-name="Standard"><text:span text:style-name="T2"><text:tab/><text:tab/><text:tab/></text:span><text:tab/><text:tab/><text:tab/><text:tab/> <text:s text:c="6"/></text:p>
      <text:p text:style-name="Standard"/>
      <text:p text:style-name="Standard"/>
      <text:p text:style-name="P11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43:00</meta:creation-date>
    <dc:date>2025-10-19T01:54:58.225683143</dc:date>
    <meta:print-date>2013-06-20T18:26:00</meta:print-date>
    <meta:editing-cycles>6</meta:editing-cycles>
    <meta:editing-duration>PT1H10M53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14" meta:word-count="37" meta:character-count="413" meta:non-whitespace-character-count="316"/>
  </office:meta>
</office:document-meta>
</file>